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ndiLocatingBeanDefinitionParser.isEligibleAttribute( String attribut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ndiLocatingBeanDefinitionParser.postProcess( BeanDefinitionBuilder definitionBuilder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